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Symbol1" svg:font-family="Symbol" style:font-family-generic="roman" style:font-pitch="variable"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in" fo:margin-left="0in" fo:margin-top="0in" fo:margin-bottom="0in" table:align="left" style:writing-mode="lr-tb"/>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0"/>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P5"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tyle>
    <style:style style:name="P6"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P7"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8" style:family="paragraph" style:parent-style-name="Standard">
      <style:paragraph-properties fo:margin-left="0in" fo:margin-right="0.25in" fo:text-indent="0in" style:auto-text-indent="false"/>
    </style:style>
    <style:style style:name="P9" style:family="paragraph" style:parent-style-name="Text_20_body">
      <style:text-properties officeooo:rsid="000c5b45" officeooo:paragraph-rsid="000c5b45"/>
    </style:style>
    <style:style style:name="P10" style:family="paragraph" style:parent-style-name="Text_20_body">
      <style:text-properties officeooo:rsid="000d82de" officeooo:paragraph-rsid="000d82de"/>
    </style:style>
    <style:style style:name="P11" style:family="paragraph" style:parent-style-name="Heading_20_1" style:list-style-name="WWNum1">
      <style:paragraph-properties fo:margin-left="0.5in" fo:margin-right="0in" fo:text-indent="-0.5in" style:auto-text-indent="false" fo:keep-with-next="auto"/>
    </style:style>
    <style:style style:name="P12" style:family="paragraph" style:parent-style-name="Heading_20_1" style:list-style-name="WWNum1">
      <style:paragraph-properties fo:margin-left="0.5in" fo:margin-right="0in" fo:text-indent="-0.5in" style:auto-text-indent="false"/>
    </style:style>
    <style:style style:name="P13" style:family="paragraph" style:parent-style-name="Heading_20_1" style:list-style-name="WWNum1">
      <style:paragraph-properties fo:margin-left="0.5in" fo:margin-right="0in" fo:keep-together="always" fo:orphans="2" fo:widows="2" fo:text-indent="-0.5in" style:auto-text-indent="false"/>
    </style:style>
    <style:style style:name="P14" style:family="paragraph" style:parent-style-name="Heading_20_3" style:list-style-name="WWNum1"/>
    <style:style style:name="P15" style:family="paragraph" style:parent-style-name="Heading_20_3" style:list-style-name="WWNum1">
      <style:paragraph-properties fo:keep-with-next="auto"/>
    </style:style>
    <style:style style:name="P16" style:family="paragraph" style:parent-style-name="Heading_20_2" style:list-style-name="WWNum1"/>
    <style:style style:name="P17" style:family="paragraph" style:parent-style-name="Heading_20_2" style:list-style-name="WWNum1">
      <style:paragraph-properties fo:keep-with-next="auto"/>
    </style:style>
    <style:style style:name="P18" style:family="paragraph" style:parent-style-name="Contents_20_1">
      <style:paragraph-properties>
        <style:tab-stops>
          <style:tab-stop style:position="0.3in"/>
          <style:tab-stop style:position="6.5in" style:type="right"/>
        </style:tab-stops>
      </style:paragraph-properties>
    </style:style>
    <style:style style:name="P19" style:family="paragraph" style:parent-style-name="Title">
      <style:paragraph-properties fo:text-align="end" style:justify-single-word="false"/>
    </style:style>
    <style:style style:name="P20" style:family="paragraph" style:parent-style-name="Title">
      <style:text-properties fo:font-size="14pt" style:font-size-asian="14pt"/>
    </style:style>
    <style:style style:name="P21" style:family="paragraph" style:parent-style-name="Title" style:master-page-name="Standard">
      <style:paragraph-properties fo:text-align="end" style:justify-single-word="false" style:page-number="auto"/>
    </style:style>
    <style:style style:name="P22" style:family="paragraph" style:parent-style-name="Title">
      <style:paragraph-properties fo:break-before="page"/>
    </style:style>
    <style:style style:name="P23" style:family="paragraph" style:parent-style-name="Title" style:master-page-name="Converted1">
      <style:paragraph-properties style:page-number="auto"/>
    </style:style>
    <style:style style:name="P24" style:family="paragraph" style:parent-style-name="Tabletext">
      <style:paragraph-properties fo:text-align="center" style:justify-single-word="false"/>
    </style:style>
    <style:style style:name="P25" style:family="paragraph" style:parent-style-name="Tabletext">
      <style:text-properties officeooo:rsid="000c5b45" officeooo:paragraph-rsid="000c5b45"/>
    </style:style>
    <style:style style:name="P26" style:family="paragraph" style:parent-style-name="Contents_20_2">
      <style:paragraph-properties>
        <style:tab-stops>
          <style:tab-stop style:position="0.6945in"/>
          <style:tab-stop style:position="6.5in" style:type="right"/>
        </style:tab-stops>
      </style:paragraph-properties>
    </style:style>
    <style:style style:name="P27" style:family="paragraph" style:parent-style-name="InfoBlue" style:list-style-name="WWNum22"/>
    <style:style style:name="P28" style:family="paragraph" style:parent-style-name="InfoBlue" style:list-style-name="WWNum23"/>
    <style:style style:name="P29" style:family="paragraph" style:parent-style-name="InfoBlue">
      <style:paragraph-properties fo:keep-together="always" fo:orphans="2" fo:widows="2"/>
    </style:style>
    <style:style style:name="T1" style:family="text">
      <style:text-properties fo:font-size="14pt" style:font-size-asian="14pt"/>
    </style:style>
    <style:style style:name="T2" style:family="text">
      <style:text-properties fo:font-size="14pt" officeooo:rsid="000c5b45" style:font-size-asian="14pt"/>
    </style:style>
    <style:style style:name="T3" style:family="text">
      <style:text-properties style:font-name="Arial" fo:font-size="18pt" fo:font-weight="bold" style:font-size-asian="18pt" style:font-weight-asian="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size-complex="12pt"/>
    </style:style>
    <style:style style:name="T7" style:family="text">
      <style:text-properties fo:font-size="12pt" style:font-size-asian="12pt"/>
    </style:style>
    <style:style style:name="T8" style:family="text">
      <style:text-properties fo:font-size="12pt" style:font-size-asian="12pt" style:font-size-complex="12pt"/>
    </style:style>
    <style:style style:name="T9" style:family="text">
      <style:text-properties style:font-name="Symbol1" style:font-name-asian="Symbol2" style:font-name-complex="Symbol2"/>
    </style:style>
    <style:style style:name="T10" style:family="text">
      <style:text-properties officeooo:rsid="000c5b45"/>
    </style:style>
    <style:style style:name="T11" style:family="text">
      <style:text-properties officeooo:rsid="000d82de"/>
    </style:style>
    <style:style style:name="T12"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uerta de Acero</text:p>
      <text:p text:style-name="P19"><text:title>Configuration Management Plan</text:title></text:p>
      <text:p text:style-name="P19"/>
      <text:p text:style-name="P19"><text:span text:style-name="T1">Version </text:span><text:span text:style-name="T2">1</text:span><text:span text:style-name="T1">.</text:span><text:span text:style-name="T2">1</text:span></text:p>
      <text:p text:style-name="P20"/>
      <text:p text:style-name="Standard"/>
      <text:p text:style-name="Text_20_body"/>
      <text:p text:style-name="InfoBlue"/>
      <text:p text:style-name="P23">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text:span text:style-name="T4">Date</text:span></text:p>
          </table:table-cell>
          <table:table-cell table:style-name="Table1.A1" office:value-type="string">
            <text:p text:style-name="P24"><text:span text:style-name="T4">Version</text:span></text:p>
          </table:table-cell>
          <table:table-cell table:style-name="Table1.A1" office:value-type="string">
            <text:p text:style-name="P24"><text:span text:style-name="T4">Description</text:span></text:p>
          </table:table-cell>
          <table:table-cell table:style-name="Table1.A1" office:value-type="string">
            <text:p text:style-name="P24"><text:span text:style-name="T4">Author</text:span></text:p>
          </table:table-cell>
        </table:table-row>
        <table:table-row table:style-name="Table1.1">
          <table:table-cell table:style-name="Table1.A1" office:value-type="string">
            <text:p text:style-name="Tabletext">30/Abril/19&gt;</text:p>
          </table:table-cell>
          <table:table-cell table:style-name="Table1.A1" office:value-type="string">
            <text:p text:style-name="Tabletext">0.0</text:p>
          </table:table-cell>
          <table:table-cell table:style-name="Table1.A1" office:value-type="string">
            <text:p text:style-name="Tabletext">Primer plan de la configuración</text:p>
          </table:table-cell>
          <table:table-cell table:style-name="Table1.A1" office:value-type="string">
            <text:p text:style-name="Tabletext">Luis García</text:p>
          </table:table-cell>
        </table:table-row>
        <table:table-row table:style-name="Table1.1">
          <table:table-cell table:style-name="Table1.A1" office:value-type="string">
            <text:p text:style-name="P25">31/Mayo//19</text:p>
          </table:table-cell>
          <table:table-cell table:style-name="Table1.A1" office:value-type="string">
            <text:p text:style-name="P25">1.0</text:p>
          </table:table-cell>
          <table:table-cell table:style-name="Table1.A1" office:value-type="string">
            <text:p text:style-name="P25">Plan de la configuración (terminación)</text:p>
          </table:table-cell>
          <table:table-cell table:style-name="Table1.A1" office:value-type="string">
            <text:p text:style-name="P25">Saúl González</text:p>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
      <text:p text:style-name="Standard"/>
      <text:p text:style-name="P22">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span text:style-name="T6">1.</text:span><text:span text:style-name="T8"><text:tab/></text:span><text:span text:style-name="T6">Introduction</text:span><text:tab/>3</text:p>
          <text:p text:style-name="P26">1.1<text:span text:style-name="T8"><text:tab/></text:span>Purpose<text:tab/>3</text:p>
          <text:p text:style-name="P26">1.2<text:span text:style-name="T8"><text:tab/></text:span>Scope<text:tab/>3</text:p>
          <text:p text:style-name="P26">1.3<text:span text:style-name="T8"><text:tab/></text:span>Definitions, Acronyms, and Abbreviations<text:tab/>3</text:p>
          <text:p text:style-name="P26">1.4<text:span text:style-name="T8"><text:tab/></text:span>References<text:tab/>3</text:p>
          <text:p text:style-name="P26">1.5<text:span text:style-name="T8"><text:tab/></text:span>Overview<text:tab/>3</text:p>
          <text:p text:style-name="P18"><text:span text:style-name="T6">2.</text:span><text:span text:style-name="T8"><text:tab/></text:span><text:span text:style-name="T6">Software Configuration Management</text:span><text:tab/>3</text:p>
          <text:p text:style-name="P26">2.1<text:span text:style-name="T8"><text:tab/></text:span>Organization, Responsibilities, and Interfaces<text:tab/>3</text:p>
          <text:p text:style-name="P26">2.2<text:span text:style-name="T8"><text:tab/></text:span>Tools, Environment, and Infrastructure<text:tab/>3</text:p>
          <text:p text:style-name="P18"><text:span text:style-name="T6">3.</text:span><text:span text:style-name="T8"><text:tab/></text:span><text:span text:style-name="T6">The Configuration Management Program</text:span><text:tab/>3</text:p>
          <text:p text:style-name="P26">3.1<text:span text:style-name="T8"><text:tab/></text:span>Configuration Identification<text:tab/>3</text:p>
          <text:p text:style-name="Contents_20_3">3.1.1<text:span text:style-name="T7"><text:tab/></text:span>Identification Methods<text:tab/>3</text:p>
          <text:p text:style-name="Contents_20_3">3.1.2<text:tab/>Project Baselines<text:tab/>3</text:p>
          <text:p text:style-name="P26">3.2<text:span text:style-name="T8"><text:tab/></text:span>Configuration and Change Control<text:tab/>3</text:p>
          <text:p text:style-name="Contents_20_3">3.2.1<text:span text:style-name="T7"><text:tab/></text:span>Change Request Processing and Approval<text:tab/>3</text:p>
          <text:p text:style-name="Contents_20_3">3.2.2<text:span text:style-name="T7"><text:tab/></text:span>Change Control Board (CCB)<text:tab/>3</text:p>
          <text:p text:style-name="P26">3.3<text:span text:style-name="T8"><text:tab/></text:span>Configuration Status Accounting<text:tab/>3</text:p>
          <text:p text:style-name="Contents_20_3">3.3.1<text:span text:style-name="T7"><text:tab/></text:span>Project Media Storage and Release Process<text:tab/>3</text:p>
          <text:p text:style-name="Contents_20_3">3.3.2<text:span text:style-name="T7"><text:tab/></text:span>Reports and Audits<text:tab/>3</text:p>
          <text:p text:style-name="P18"><text:span text:style-name="T6">4.</text:span><text:span text:style-name="T8"><text:tab/></text:span><text:span text:style-name="T6">Milestones</text:span><text:tab/>3</text:p>
          <text:p text:style-name="P18"><text:span text:style-name="T6">5.</text:span><text:span text:style-name="T8"><text:tab/></text:span><text:span text:style-name="T6">Training and Resources</text:span><text:tab/>3</text:p>
          <text:p text:style-name="P18"><text:span text:style-name="T6">6.</text:span><text:span text:style-name="T8"><text:tab/></text:span><text:span text:style-name="T6">Subcontractor and Vendor Software Control</text:span><text:tab/>3</text:p>
          <text:p text:style-name="Title"><text:title>Configuration Management Plan</text:title><text:bookmark-start text:name="_Toc389027946"/><text:bookmark-start text:name="_Toc388081625"/><text:s/><text:bookmark-end text:name="_Toc389027946"/><text:bookmark-end text:name="_Toc388081625"/></text:p>
        </text:index-body>
      </text:table-of-content>
      <text:list xml:id="list297185565" text:style-name="WWNum1">
        <text:list-item>
          <text:h text:style-name="P11" text:outline-level="1"><text:bookmark-start text:name="_Toc456598586"/><text:bookmark-start text:name="_Toc478353320"/><text:bookmark-start text:name="_Toc456600917"/>Introduction<text:bookmark-end text:name="_Toc456598586"/><text:bookmark-end text:name="_Toc478353320"/><text:bookmark-end text:name="_Toc456600917"/></text:h>
        </text:list-item>
      </text:list>
      <text:p text:style-name="InfoBlue">[The introduction of the <text:span text:style-name="T5">Configuration Management Plan </text:span>provides an overview of the entire document. It includes the purpose, scope, definitions, acronyms, abbreviations, references, and overview of this <text:span text:style-name="T5">Configuration Management Plan</text:span>.]</text:p>
      <text:p text:style-name="Text_20_body">Para nuestro Proyecto Puerta de Acero tenenos este plan de administración de la configuración en el cual plasmaremos los milestones y etiquetas sobre las cuales iremos trabajando para mantener el avance controlado. <text:span text:style-name="T11">Realizaremos tests de partición equivalente y reportes referidos derivados de cada caso presentado.</text:span></text:p>
      <text:list xml:id="list2626078625441" text:continue-numbering="true" text:style-name="WWNum1">
        <text:list-item>
          <text:list>
            <text:list-item>
              <text:h text:style-name="P17" text:outline-level="2"><text:bookmark-start text:name="_Toc456598587"/><text:bookmark-start text:name="_Toc478353321"/><text:bookmark-start text:name="_Toc456600918"/>Purpose<text:bookmark-end text:name="_Toc456598587"/><text:bookmark-end text:name="_Toc478353321"/><text:bookmark-end text:name="_Toc456600918"/></text:h>
            </text:list-item>
          </text:list>
        </text:list-item>
      </text:list>
      <text:p text:style-name="InfoBlue">[Specify the purpose of this <text:span text:style-name="T5">Configuration Management Plan.</text:span>]</text:p>
      <text:p text:style-name="Text_20_body">El propósito de este plan es llevar un control preciso de los cambios que van ocurriendo durante el Desarrollo del Sistema Puerta de Acero, ya que es necesario contar con la evidencia de nuestro avance, así como contar con las referencias necesarias para poder realizar un retroceso en algún punto al que debamos Volver en caso de que las nuevas versions de nuestro Sistema fallen y sea necesario restaurarlo a una version anteriormente estable mientras los errores son corregidos.</text:p>
      <text:list xml:id="list2627079311437" text:continue-numbering="true" text:style-name="WWNum1">
        <text:list-item>
          <text:list>
            <text:list-item>
              <text:h text:style-name="P17" text:outline-level="2"><text:bookmark-start text:name="_Toc456598588"/><text:bookmark-start text:name="_Toc478353322"/><text:bookmark-start text:name="_Toc456600919"/><text:soft-page-break/>Scope<text:bookmark-end text:name="_Toc456598588"/><text:bookmark-end text:name="_Toc478353322"/><text:bookmark-end text:name="_Toc456600919"/></text:h>
            </text:list-item>
          </text:list>
        </text:list-item>
      </text:list>
      <text:p text:style-name="InfoBlue">[A brief description of the scope of this <text:span text:style-name="T5">Configuration Management Plan</text:span>; what model it is associated with and anything else that is affected or influenced by this document.]</text:p>
      <text:p text:style-name="Text_20_body">El alcance de este plan de la configuración está planteado para lograr mantener un control en los cambios que se realicen y como ya se había mencionado anteriormente, poder revertir los cambios en caso necesario o llevar el control total de la configuración y sus avances.</text:p>
      <text:p text:style-name="P9">Se hará un scope mediante una partición equivalente, para derivar desde ahí revisiones que pudieran resultar extra-ordinarias, una vez abarcadas todas las particiones de testing que se deriven de la prueba procederemos a <text:span text:style-name="T11">hacer el reporte según de cada input data realizado y detallar cualquier obstáculo presentado.</text:span></text:p>
      <text:list xml:id="list2627279066985" text:continue-numbering="true" text:style-name="WWNum1">
        <text:list-item>
          <text:list>
            <text:list-item>
              <text:h text:style-name="P17" text:outline-level="2"><text:bookmark-start text:name="_Toc456598589"/><text:bookmark-start text:name="_Toc478353323"/><text:bookmark-start text:name="_Toc456600920"/>Definitions, Acronyms, and Abbreviations<text:bookmark-end text:name="_Toc456598589"/><text:bookmark-end text:name="_Toc478353323"/><text:bookmark-end text:name="_Toc456600920"/></text:h>
            </text:list-item>
          </text:list>
        </text:list-item>
      </text:list>
      <text:p text:style-name="InfoBlue">[This subsection provides the definitions of all terms, acronyms, and abbreviations required to properly interpret the <text:span text:style-name="T5">Configuration Management Plan</text:span>. This information may be provided by reference to the project’s Glossary.]</text:p>
      <text:p text:style-name="Text_20_body">Etiquetas: hace referencia a los puntos en los que algún compañero realiza un cambio </text:p>
      <text:p text:style-name="Text_20_body">Milestone: se refiere a una versión estable del Sistema que antes fue aprobada en conjunto</text:p>
      <text:list xml:id="list2627253036661" text:continue-numbering="true" text:style-name="WWNum1">
        <text:list-item>
          <text:list>
            <text:list-item>
              <text:h text:style-name="P17" text:outline-level="2"><text:bookmark-start text:name="_Toc456598590"/><text:bookmark-start text:name="_Toc478353324"/><text:bookmark-start text:name="_Toc456600921"/>References<text:bookmark-end text:name="_Toc456598590"/><text:bookmark-end text:name="_Toc478353324"/><text:bookmark-end text:name="_Toc456600921"/></text:h>
            </text:list-item>
          </text:list>
        </text:list-item>
      </text:list>
      <text:p text:style-name="InfoBlue">[This subsection provides a complete list of all documents referenced elsewhere in the <text:span text:style-name="T5">Configuration Management Plan</text:span>. Identify each document by title, report number (if applicable), date, and publishing organization. Specify the sources from which the references can be obtained. This information may be provided by reference to an appendix or to another document.]</text:p>
      <text:list xml:id="list2626800312109" text:continue-numbering="true" text:style-name="WWNum1">
        <text:list-item>
          <text:list>
            <text:list-item>
              <text:h text:style-name="P17" text:outline-level="2"><text:bookmark-start text:name="_Toc456598591"/><text:bookmark-start text:name="_Toc478353325"/><text:bookmark-start text:name="_Toc456600922"/>Overview<text:bookmark-end text:name="_Toc456598591"/><text:bookmark-end text:name="_Toc478353325"/><text:bookmark-end text:name="_Toc456600922"/></text:h>
            </text:list-item>
          </text:list>
        </text:list-item>
      </text:list>
      <text:p text:style-name="InfoBlue">[This subsection describes what the rest of the <text:span text:style-name="T5">Configuration Management Plan</text:span> contains and explains how the document is organized.]</text:p>
      <text:p text:style-name="P10">A partir de este punto se puede encontrar la información detallada de los aspectos técnicos de nuestro proyecto, las personas responsables de llevarlo a cabo, las herramientas utilizadas para su proceso, así como la infraestructura a implementar, los baselines y la especificación del actuar en caso de que algún cambio sea requerido, cómo identificar las diversas pruebas y cómo abordar las acciones a tomar.</text:p>
      <text:list xml:id="list2625949888096" text:continue-numbering="true" text:style-name="WWNum1">
        <text:list-item>
          <text:h text:style-name="P11" text:outline-level="1"><text:bookmark-start text:name="_Toc478353326"/>Software Configuration Management<text:bookmark-end text:name="_Toc478353326"/></text:h>
          <text:list>
            <text:list-item>
              <text:h text:style-name="P17" text:outline-level="2"><text:bookmark-start text:name="_Toc478353327"/>Organization, Responsibilities, and Interfaces<text:bookmark-end text:name="_Toc478353327"/></text:h>
            </text:list-item>
          </text:list>
        </text:list-item>
      </text:list>
      <text:p text:style-name="InfoBlue">[Describe who is going to be responsible for performing the various Configuration Management (CM) activities described in the CM Process Discipline.]</text:p>
      <text:p text:style-name="Text_20_body">Los responsables del CM serán Luis García, Carlos Ávila <text:span text:style-name="T10">y Saúl González.</text:span></text:p>
      <text:list xml:id="list2625461577573" text:continue-numbering="true" text:style-name="WWNum1">
        <text:list-item>
          <text:list>
            <text:list-item>
              <text:h text:style-name="P17" text:outline-level="2"><text:bookmark-start text:name="_Toc478353328"/>Tools, Environment, and Infrastructure<text:bookmark-end text:name="_Toc478353328"/></text:h>
            </text:list-item>
          </text:list>
        </text:list-item>
      </text:list>
      <text:p text:style-name="InfoBlue">[Describe the computing environment and software tools to be used in fulfilling the CM functions throughout the project or product lifecycle. </text:p>
      <text:p text:style-name="InfoBlue">Describe the tools and procedures required used to version control configuration items generated throughout the project or product lifecycle.</text:p>
      <text:p text:style-name="InfoBlue">Issues involved in setting up the CM environment include:</text:p>
      <text:list xml:id="list2529193344" text:style-name="WWNum22">
        <text:list-item>
          <text:p text:style-name="P27">anticipated size of product data</text:p>
        </text:list-item>
        <text:list-item>
          <text:p text:style-name="P27">distribution of the product team</text:p>
        </text:list-item>
        <text:list-item>
          <text:p text:style-name="P27"><text:soft-page-break/>physical location of servers and client machines]</text:p>
        </text:list-item>
      </text:list>
      <text:p text:style-name="Text_20_body">A lo largo de este Proyecto, para controlar los cambios que se lleven a cabo y llevar un registro exacto y continuo de estos, se utilizará la herramienta de control de versions git, con el cliente gráfico smart git, el cual proporciona una interfaz gráfica muy detallada y adecuada para nuestros propósitos, además de que nos da el plus de que no se tendrá que ser experto en el manejo de git para poder llevar a cabo el control de las versions con el uso de esta herramienta.</text:p>
      <text:p text:style-name="Text_20_body">El tamaño aproximado de los datos generados para el Desarrollo de este Sistema no deberá pasar de los 30 megas ya que será un Sistema relativamente pequeño.</text:p>
      <text:p text:style-name="Text_20_body"/>
      <text:list xml:id="list2627126855773" text:continue-list="list2625461577573" text:style-name="WWNum1">
        <text:list-item>
          <text:h text:style-name="P12" text:outline-level="1"><text:bookmark-start text:name="_Toc478353329"/>The Configuration Management Program<text:bookmark-end text:name="_Toc478353329"/></text:h>
          <text:list>
            <text:list-item>
              <text:h text:style-name="P17" text:outline-level="2"><text:bookmark-start text:name="_Toc478353330"/>Configuration Identification<text:bookmark-end text:name="_Toc478353330"/></text:h>
              <text:list>
                <text:list-item>
                  <text:h text:style-name="P15" text:outline-level="3"><text:bookmark-start text:name="_Toc478353331"/>Identification Methods<text:bookmark-end text:name="_Toc478353331"/></text:h>
                </text:list-item>
              </text:list>
            </text:list-item>
          </text:list>
        </text:list-item>
      </text:list>
      <text:p text:style-name="InfoBlue">[Describe how project or product artifacts are to be named, marked, and numbered. The identification scheme needs to cover hardware, system software, Commercial-Off-The-Shelf (COTS) products, and all application development artifacts listed in the product directory structure; for example, plans, models, components, test software, results and data, executables, and so on.]</text:p>
      <text:p text:style-name="Text_20_body"/>
      <text:list xml:id="list2625881570976" text:continue-numbering="true" text:style-name="WWNum1">
        <text:list-item>
          <text:list>
            <text:list-item>
              <text:list>
                <text:list-item>
                  <text:h text:style-name="P14" text:outline-level="3"><text:bookmark-start text:name="_Toc478353332"/>Project Baselines<text:bookmark-end text:name="_Toc478353332"/></text:h>
                </text:list-item>
              </text:list>
            </text:list-item>
          </text:list>
        </text:list-item>
      </text:list>
      <text:p text:style-name="InfoBlue">[Baselines provide an official standard on which subsequent work is based and to which only authorized changes are made. </text:p>
      <text:p text:style-name="InfoBlue">Describe at what points during the project or product lifecycle the baselines are to be established. The most common baselines would be at the end of each of the Inception, Elaboration, Construction, and Transition phases. Baselines could also be generated at the end of iterations within the various phases or even more frequently.</text:p>
      <text:p text:style-name="InfoBlue">Describe who authorizes a baseline and what goes into it.]</text:p>
      <text:p text:style-name="Text_20_body">Las Baselines que manejaremos serán 4; la version 0.0 de inicio, la version Alfa, la version Beta y la version 1.0 que será la que se encuentre en producción</text:p>
      <text:list xml:id="list2626175136337" text:continue-numbering="true" text:style-name="WWNum1">
        <text:list-item>
          <text:list>
            <text:list-item>
              <text:h text:style-name="P16" text:outline-level="2"><text:bookmark-start text:name="_Toc478353333"/>Configuration and Change Control<text:bookmark-end text:name="_Toc478353333"/></text:h>
              <text:list>
                <text:list-item>
                  <text:h text:style-name="P14" text:outline-level="3"><text:bookmark-start text:name="_Toc478353334"/>Change Request Processing and Approval<text:bookmark-end text:name="_Toc478353334"/></text:h>
                </text:list-item>
              </text:list>
            </text:list-item>
          </text:list>
        </text:list-item>
      </text:list>
      <text:p text:style-name="InfoBlue">[Describe the process by which problems and changes are submitted, reviewed, and dispositioned.]</text:p>
      <text:p text:style-name="Text_20_body">El proceso para enviar los cambios o problemas a revisar para su resolución será primero mediante correo electrónico, paso seguido se deberá realizar un envío de las posibles correciones mediante push en un fork para su revision, y en caso de ser aprobadas las correciónes será entonces cuando se integren a los cambios, todo esto manejado por el software controlador de versions git con su cliente gráfico smart git</text:p>
      <text:list xml:id="list2625330117392" text:continue-numbering="true" text:style-name="WWNum1">
        <text:list-item>
          <text:list>
            <text:list-item>
              <text:list>
                <text:list-item>
                  <text:h text:style-name="P14" text:outline-level="3"><text:bookmark-start text:name="_Toc478353335"/>Change Control Board (CCB)<text:bookmark-end text:name="_Toc478353335"/></text:h>
                </text:list-item>
              </text:list>
            </text:list-item>
          </text:list>
        </text:list-item>
      </text:list>
      <text:p text:style-name="InfoBlue">[Describe the CCB membership and the procedures for processing change requests and approvals to be followed by the CCB.]</text:p>
      <text:list xml:id="list2626951913696" text:continue-numbering="true" text:style-name="WWNum1">
        <text:list-item>
          <text:list>
            <text:list-item>
              <text:h text:style-name="P16" text:outline-level="2"><text:bookmark-start text:name="_Toc478353336"/>Configuration Status Accounting<text:bookmark-end text:name="_Toc478353336"/></text:h>
              <text:list>
                <text:list-item>
                  <text:h text:style-name="P14" text:outline-level="3"><text:bookmark-start text:name="_Toc478353337"/>Project Media Storage and Release Process<text:bookmark-end text:name="_Toc478353337"/></text:h>
                </text:list-item>
              </text:list>
            </text:list-item>
          </text:list>
        </text:list-item>
      </text:list>
      <text:p text:style-name="InfoBlue">[Describe retention policies, and the back-up, disaster, and recovery plans. Also describe how the media is to be <text:soft-page-break/>retained—online, offline, media type, and format.</text:p>
      <text:p text:style-name="InfoBlue">The release process describes what is in the release, who it is for, and whether there are any known problems and any installation instructions.]</text:p>
      <text:p text:style-name="Text_20_body">En casos de posible desastre, se deberán conservar varios respaldos en local como en la nube, en los formatos correspondientes para poder llevar a cabo la recuperación en los puntos más avanzados del <text:span text:style-name="T10">d</text:span>esarrollo y que el mismo no se vea afectado.</text:p>
      <text:list xml:id="list2626987881242" text:continue-numbering="true" text:style-name="WWNum1">
        <text:list-item>
          <text:list>
            <text:list-item>
              <text:list>
                <text:list-item>
                  <text:h text:style-name="P14" text:outline-level="3"><text:bookmark-start text:name="_Toc478353338"/>Reports and Audits<text:bookmark-end text:name="_Toc478353338"/></text:h>
                </text:list-item>
              </text:list>
            </text:list-item>
          </text:list>
        </text:list-item>
      </text:list>
      <text:p text:style-name="InfoBlue">[Describe the content, format, and purpose of the requested reports and configuration audits.</text:p>
      <text:p text:style-name="InfoBlue">Reports are used to assess the “quality of the product” at any given time in the project or product lifecycle. Reporting on defects based on change requests may provide some useful quality indicators and, thereby, alert management and developers to particularly critical areas of development. Defects are often classified by criticality (high, medium, and low) and could be reported on the following basis:</text:p>
      <text:list xml:id="list336444502" text:style-name="WWNum23">
        <text:list-item>
          <text:p text:style-name="P28">Aging (Time-based Reports): How long have defects of the various kinds been open? What is the “lag time’’ between when defects are found in the lifecycle and when they are fixed?</text:p>
        </text:list-item>
        <text:list-item>
          <text:p text:style-name="P28">Distribution (Count Based Reports): How many defects are there in the various categories by owner, priority or state of fix?</text:p>
        </text:list-item>
        <text:list-item>
          <text:p text:style-name="P28">Trend (Time-related and Count-related Reports): What is the cumulative number of defects found and fixed over time? What is the rate of defect discovery and fix? What is the “quality gap” in terms of open as opposed to closed defects? What is the average defect resolution time?]</text:p>
        </text:list-item>
      </text:list>
      <text:list xml:id="list2626809778332" text:continue-list="list2626987881242" text:style-name="WWNum1">
        <text:list-item>
          <text:h text:style-name="P13" text:outline-level="1"><text:bookmark-start text:name="_Toc478353339"/>Milestones<text:bookmark-end text:name="_Toc478353339"/></text:h>
        </text:list-item>
      </text:list>
      <text:p text:style-name="P29">[Identify the internal and customer milestones related to the project or product CM effort. This section includes details on when the <text:span text:style-name="T5">Configuration Management Plan </text:span>itself is to be updated.]</text:p>
      <text:list xml:id="list2625767188656" text:continue-numbering="true" text:style-name="WWNum1">
        <text:list-item>
          <text:h text:style-name="P12" text:outline-level="1"><text:bookmark-start text:name="_Toc478353340"/>Training and Resources<text:bookmark-end text:name="_Toc478353340"/></text:h>
        </text:list-item>
      </text:list>
      <text:p text:style-name="InfoBlue">[Describe the software tools, personnel, and training required to implement the specified CM activities.]</text:p>
      <text:list xml:id="list2626159807994" text:continue-numbering="true" text:style-name="WWNum1">
        <text:list-item>
          <text:h text:style-name="P12" text:outline-level="1"><text:bookmark-start text:name="_Toc478353341"/>Subcontractor and Vendor Software Control<text:bookmark-end text:name="_Toc478353341"/></text:h>
        </text:list-item>
      </text:list>
      <text:p text:style-name="InfoBlue">[Describe how software developed outside of the project environ<text:bookmark text:name="_GoBack"/>ment will be incorpor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Symbol1" svg:font-family="Symbol" style:font-family-generic="roman" style:font-pitch="variable"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style:rfc-language-tag="es-419" fo:language="es" style:letter-kerning="false" style:font-name-asian="Times New Roman1" style:font-size-asian="10pt" style:rfc-language-tag-asian="es-419" style:language-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style:rfc-language-tag="es-419" fo:language="es" style:letter-kerning="false" style:font-name-asian="Times New Roman1" style:font-size-asian="10pt" style:rfc-language-tag-asian="es-419" style:language-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start" style:justify-single-word="false" fo:orphans="0" fo:widows="0" style:writing-mode="lr-tb"/>
      <style:text-properties fo:language="en" fo:country="US" style:language-asian="en" style:country-asian="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loext:contextual-spacing="false" fo:text-indent="-0.5in" style:auto-text-indent="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default-outline-level="">
      <style:paragraph-properties fo:margin-left="0.5in" fo:margin-right="0in" fo:margin-top="0.0555in" fo:margin-bottom="0in" loext:contextual-spacing="false" fo:text-align="justify" style:justify-single-word="false" fo:text-indent="0in" style:auto-text-indent="false"/>
      <style:text-properties fo:color="#000000" fo:language="en" fo:country="AU"/>
    </style:style>
    <style:style style:name="Title" style:family="paragraph" style:parent-style-name="Standard" style:next-style-name="Standard" style:default-outline-level=""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default-outline-level="" style:class="chapter">
      <style:paragraph-properties fo:margin-top="0in" fo:margin-bottom="0.0417in" loext: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default-outline-level="">
      <style:paragraph-properties fo:margin-left="0.6252in" fo:margin-right="0in" fo:text-indent="-0.6252in" style:auto-text-indent="false"/>
    </style:style>
    <style:style style:name="Contents_20_1" style:display-name="Contents 1" style:family="paragraph" style:parent-style-name="Standard" style:next-style-name="Standard" style:default-outline-level=""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default-outline-level=""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6874in" fo:margin-right="0in" fo:text-indent="0in" style:auto-text-indent="false">
        <style:tab-stops>
          <style:tab-stop style:position="1.111in"/>
          <style:tab-stop style:position="6.5in" style:type="right"/>
        </style:tab-stops>
      </style:paragraph-properties>
      <style:text-properties style:font-size-complex="12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default-outline-level="">
      <style:paragraph-properties fo:margin-left="0.5in" fo:margin-right="0in" fo:text-indent="-0.3in" style:auto-text-indent="false"/>
    </style:style>
    <style:style style:name="Bullet2" style:family="paragraph" style:parent-style-name="Standard" style:default-outline-level="">
      <style:paragraph-properties fo:margin-left="1in" fo:margin-right="0in" fo:text-indent="-0.25in" style:auto-text-indent="false"/>
      <style:text-properties fo:color="#000080"/>
    </style:style>
    <style:style style:name="Tabletext" style:family="paragraph" style:parent-style-name="Standard" style:default-outline-level="">
      <style:paragraph-properties fo:margin-top="0in" fo:margin-bottom="0.0835in" loext:contextual-spacing="false" fo:keep-together="alway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default-outline-level=""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default-outline-level="">
      <style:paragraph-properties fo:margin-top="0.3335in" fo:margin-bottom="0.0417in" loext: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default-outline-level="">
      <style:paragraph-properties fo:margin-top="0.0555in" fo:margin-bottom="0in" loext:contextual-spacing="false" fo:line-height="100%" fo:text-align="justify" style:justify-single-word="false"/>
    </style:style>
    <style:style style:name="Paragraph3" style:family="paragraph" style:parent-style-name="Standard" style:default-outline-level="">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default-outline-level="">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Body_20_Text_20_2" style:display-name="Body Text 2" style:family="paragraph" style:parent-style-name="Standard" style:default-outline-level="">
      <style:text-properties fo:color="#0000ff" fo:font-style="italic" style:font-style-asian="italic"/>
    </style:style>
    <style:style style:name="Text_20_body_20_indent" style:display-name="Text body indent" style:family="paragraph" style:parent-style-name="Standard" style:default-outline-level=""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default-outline-level="">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default-outline-level="">
      <style:paragraph-properties fo:margin-left="0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style>
    <style:style style:name="InfoBlue" style:family="paragraph" style:parent-style-name="Standard" style:next-style-name="Text_20_body" style:auto-update="true" style:default-outline-level="">
      <style:paragraph-properties fo:margin-top="0in" fo:margin-bottom="0.0835in" loext:contextual-spacing="false"/>
      <style:text-properties fo:color="#0000ff" fo:font-style="italic" style:font-style-asian="italic"/>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6375in" fo:margin-left="0in" fo:margin-top="0in" fo:margin-bottom="0in" table:align="left" style:writing-mode="lr-tb"/>
    </style:style>
    <style:style style:name="Table2.A" style:family="table-column">
      <style:table-column-properties style:column-width="4.4299in"/>
    </style:style>
    <style:style style:name="Table2.B" style:family="table-column">
      <style:table-column-properties style:column-width="2.2069in"/>
    </style:style>
    <style:style style:name="Table2.1" style:family="table-row">
      <style:table-row-properties fo:keep-together="auto"/>
    </style:style>
    <style:style style:name="Table2.A1" style:family="table-cell">
      <style:table-cell-properties fo:padding-left="0.075in" fo:padding-right="0.075in" fo:padding-top="0in" fo:padding-bottom="0in" fo:border="0.75pt solid #000000"/>
    </style:style>
    <style:style style:name="Table3" style:family="table">
      <style:table-properties style:width="6.5868in" fo:margin-left="0in" fo:margin-top="0in" fo:margin-bottom="0in" table:align="left" style:writing-mode="lr-tb"/>
    </style:style>
    <style:style style:name="Table3.A" style:family="table-column">
      <style:table-column-properties style:column-width="2.1951in"/>
    </style:style>
    <style:style style:name="Table3.B" style:family="table-column">
      <style:table-column-properties style:column-width="2.1958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MP5"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6" style:family="paragraph" style:parent-style-name="Standard">
      <style:paragraph-properties fo:margin-left="0in" fo:margin-right="0.25in" fo:text-indent="0in" style:auto-text-indent="false"/>
    </style:style>
    <style:style style:name="MP7" style:family="paragraph" style:parent-style-name="Standard">
      <style:paragraph-properties fo:text-align="center" style:justify-single-word="false"/>
    </style:style>
    <style:style style:name="MP8" style:family="paragraph" style:parent-style-name="Standard">
      <style:paragraph-properties fo:text-align="end" style:justify-single-word="false"/>
    </style:style>
    <style:style style:name="MT1" style:family="text">
      <style:text-properties style:font-name="Arial" fo:font-size="18pt" fo:font-weight="bold" style:font-size-asian="18pt" style:font-weight-asian="bold"/>
    </style:style>
    <style:style style:name="MT2" style:family="text">
      <style:text-properties style:font-name="Symbol1" style:font-name-asian="Symbol2" style:font-name-complex="Symbol2"/>
    </style:style>
    <style:style style:name="MT3"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number:number-style style:name="N0">
      <number:number number:min-integer-digits="1"/>
    </number:number-style>
    <number:date-style style:name="N10121" number:language="en" number:country="US">
      <number:year number:style="long"/>
    </number:date-style>
  </office:automatic-styles>
  <office:master-styles>
    <style:master-page style:name="Standard" style:page-layout-name="Mpm1">
      <style:header>
        <text:p text:style-name="MP1"/>
        <text:p text:style-name="MP2"/>
        <text:p text:style-name="MP3"><text:span text:style-name="MT1"><text:user-defined style:data-style-name="N0" text:name="Company">&lt;Company Name&gt;</text:user-defined></text:span></text:p>
        <text:p text:style-name="MP4"/>
        <text:p text:style-name="Header"/>
      </style:header>
    </style:master-page>
    <style:master-page style:name="Converted1" style:page-layout-name="Mpm2">
      <style:header>
        <table:table table:name="Table2" table:style-name="Table2">
          <table:table-column table:style-name="Table2.A"/>
          <table:table-column table:style-name="Table2.B"/>
          <table:table-row table:style-name="Table2.1">
            <table:table-cell table:style-name="Table2.A1" office:value-type="string">
              <text:p text:style-name="Standard">Puerta de Acero</text:p>
            </table:table-cell>
            <table:table-cell table:style-name="Table2.A1" office:value-type="string">
              <text:p text:style-name="MP5"><text:s text:c="2"/>Version: <text:s text:c="10"/>0.0</text:p>
            </table:table-cell>
          </table:table-row>
          <table:table-row table:style-name="Table2.1">
            <table:table-cell table:style-name="Table2.A1" office:value-type="string">
              <text:p text:style-name="Standard"><text:title>Configuration Management Plan</text:title></text:p>
            </table:table-cell>
            <table:table-cell table:style-name="Table2.A1" office:value-type="string">
              <text:p text:style-name="Standard"><text:s text:c="2"/>Date: <text:s/>30/Abril/19&gt;</text:p>
            </table:table-cell>
          </table:table-row>
          <table:table-row table:style-name="Table2.1">
            <table:table-cell table:style-name="Table2.A1" table:number-columns-spanned="2" office:value-type="string">
              <text:p text:style-name="Standard">1</text:p>
            </table:table-cell>
            <table:covered-table-cell/>
          </table:table-row>
        </table:table>
        <text:p text:style-name="Header"/>
      </style:header>
      <style:footer>
        <table:table table:name="Table3" table:style-name="Table3">
          <table:table-column table:style-name="Table3.A"/>
          <table:table-column table:style-name="Table3.B" table:number-columns-repeated="2"/>
          <table:table-row table:style-name="Table3.1">
            <table:table-cell table:style-name="Table3.A1" office:value-type="string">
              <text:p text:style-name="MP6">Confidential</text:p>
            </table:table-cell>
            <table:table-cell table:style-name="Table3.A1" office:value-type="string">
              <text:p text:style-name="MP7"><text:span text:style-name="MT2"></text:span><text:user-defined style:data-style-name="N0" text:name="Company">&lt;Company Name&gt;</text:user-defined>, <text:date style:data-style-name="N10121" text:date-value="2019-05-31T00:26:25.215564351">2019</text:date></text:p>
            </table:table-cell>
            <table:table-cell table:style-name="Table3.A1" office:value-type="string">
              <text:p text:style-name="MP8">Page <text:span text:style-name="page_20_number"><text:page-number text:select-page="current">4</text:page-number></text:span><text:span text:style-name="page_20_number"><text:s/>of </text:span><text:span text:style-name="page_20_number"><text:page-count>6</text:page-count></text:span></text:p>
            </table:table-cell>
          </table:table-row>
        </table:table>
        <text:p text:style-name="Footer"/>
      </style:footer>
    </style:master-page>
    <style:master-page style:name="Converted2" style:page-layout-name="Mpm3" style:next-style-name="Converted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figuration Management Plan</dc:title>
    <dc:subject>&lt;Project Name&gt;</dc:subject>
    <meta:initial-creator>Luis García</meta:initial-creator>
    <meta:editing-cycles>6</meta:editing-cycles>
    <meta:print-date>2000-03-22T15:18:00</meta:print-date>
    <meta:creation-date>2019-05-01T04:32:00</meta:creation-date>
    <dc:date>2019-05-31T00:25:17.023419901</dc:date>
    <meta:editing-duration>P1DT15H6M33S</meta:editing-duration>
    <meta:generator>LibreOffice/6.1.5.2$Linux_X86_64 LibreOffice_project/10$Build-2</meta:generator>
    <meta:document-statistic meta:table-count="3" meta:image-count="0" meta:object-count="0" meta:page-count="6" meta:paragraph-count="113" meta:word-count="1534" meta:character-count="9903" meta:non-whitespace-character-count="8493"/>
    <meta:user-defined meta:name="AppVersion">16.0000</meta:user-defined>
    <meta:user-defined meta:name="Company">&lt;Company Name&g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up_cmpln" xlink:href=""/>
  </office:meta>
</office:document-meta>
</file>